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5b4d3"/>
    </style:style>
    <style:style style:name="P2" style:family="paragraph" style:parent-style-name="Standard">
      <style:paragraph-properties fo:text-align="center" style:justify-single-word="false"/>
      <style:text-properties style:font-name="Serif" fo:font-size="30pt" officeooo:rsid="001b9c79" officeooo:paragraph-rsid="001b39b8" style:font-size-asian="30pt" style:font-size-complex="30pt"/>
    </style:style>
    <style:style style:name="P3" style:family="paragraph" style:parent-style-name="Standard">
      <style:text-properties style:font-name="Serif" fo:font-size="30pt" officeooo:rsid="001b9c79" officeooo:paragraph-rsid="0015b4d3" style:font-size-asian="30pt" style:font-size-complex="30pt"/>
    </style:style>
    <style:style style:name="P4" style:family="paragraph" style:parent-style-name="Standard">
      <style:text-properties fo:font-size="11pt" officeooo:rsid="000c3b73" style:font-size-asian="11pt" style:font-size-complex="11pt"/>
    </style:style>
    <style:style style:name="P5" style:family="paragraph" style:parent-style-name="Standard">
      <style:text-properties fo:font-size="11pt" officeooo:rsid="000c3b73" officeooo:paragraph-rsid="000c3b73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size="15pt" officeooo:rsid="001b39b8" officeooo:paragraph-rsid="001b39b8" style:font-size-asian="15pt" style:font-size-complex="15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1b39b8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1e7134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000000" loext:opacity="100%" style:font-name="sans-serif" fo:font-size="11pt" fo:letter-spacing="0.106cm" fo:font-style="normal" fo:font-weight="bold" officeooo:rsid="001b9c79" officeooo:paragraph-rsid="001b39b8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officeooo:rsid="001b39b8" officeooo:paragraph-rsid="001b39b8"/>
    </style:style>
    <style:style style:name="P11" style:family="paragraph" style:parent-style-name="Standard">
      <style:text-properties officeooo:rsid="001b9c79" officeooo:paragraph-rsid="001b39b8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Times New Roman" fo:font-size="11pt" fo:letter-spacing="normal" fo:font-style="normal" fo:font-weight="normal" officeooo:rsid="001b9c79" officeooo:paragraph-rsid="001e7134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/>
      <style:text-properties fo:font-variant="normal" fo:text-transform="none" fo:color="#131313" loext:opacity="100%" style:text-line-through-style="none" style:text-line-through-type="none" style:font-name="sans-serif" fo:font-size="10.5pt" fo:letter-spacing="normal" fo:font-style="normal" style:text-underline-style="none" fo:font-weight="normal" officeooo:rsid="001b9c79" officeooo:paragraph-rsid="001b39b8" style:text-blinking="false" style:font-size-asian="10.5pt" style:font-size-complex="10.5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officeooo:rsid="001b9c79" officeooo:paragraph-rsid="001e7134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Serif" fo:font-size="28pt" officeooo:rsid="001b9c79" officeooo:paragraph-rsid="001b39b8" style:font-size-asian="24.5pt" style:font-size-complex="28pt"/>
    </style:style>
    <style:style style:name="T1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letter-spacing="normal" fo:font-style="normal" fo:font-weight="normal" officeooo:rsid="001e7134"/>
    </style:style>
    <style:style style:name="T3" style:family="text">
      <style:text-properties fo:font-variant="normal" fo:text-transform="none" fo:color="#000000" loext:opacity="100%" style:font-name="Times New Roman" fo:letter-spacing="normal" fo:font-style="normal" fo:font-weight="normal" officeooo:rsid="00204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2"/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5"/>
      <text:p text:style-name="P2">NOUVELLE </text:p>
      <text:p text:style-name="P2">DISPOSITION</text:p>
      <text:p text:style-name="P11"/>
      <text:p text:style-name="P6">traduction simplifiée</text:p>
      <text:p text:style-name="P10"/>
      <text:p text:style-name="P13">MATTHIEU</text:p>
      <text:p text:style-name="P13">MARC</text:p>
      <text:p text:style-name="P13">ROMAINS</text:p>
      <text:p text:style-name="P13">1 CORINTHIENS</text:p>
      <text:p text:style-name="P13">2 CORINTHIENS</text:p>
      <text:p text:style-name="P13">GALATES</text:p>
      <text:p text:style-name="P13">EPHESIENS</text:p>
      <text:p text:style-name="P13">PHILIPPIENS</text:p>
      <text:p text:style-name="P13">COLOSSIENS</text:p>
      <text:p text:style-name="P13">1 THESSALONICIENS</text:p>
      <text:p text:style-name="P13">2 THESSALONICIENS</text:p>
      <text:p text:style-name="P13">1 TIMOTHEE</text:p>
      <text:p text:style-name="P13">2 TIMOTHEE</text:p>
      <text:p text:style-name="P13">TITE</text:p>
      <text:p text:style-name="P13">PHILEMON</text:p>
      <text:p text:style-name="P13">HEBREUX</text:p>
      <text:p text:style-name="P13">JACQUES</text:p>
      <text:p text:style-name="P13">1 PIERRE</text:p>
      <text:p text:style-name="P13">2 PIERRE</text:p>
      <text:p text:style-name="P13">1 JEAN</text:p>
      <text:p text:style-name="P13">2 JEAN</text:p>
      <text:p text:style-name="P13">3 JEAN</text:p>
      <text:p text:style-name="P13">JUDAS</text:p>
      <text:p text:style-name="P13">APOCALYPSE</text:p>
      <text:p text:style-name="P13">BARNABAS</text:p>
      <text:p text:style-name="P7"/>
      <text:p text:style-name="P7"/>
      <text:p text:style-name="P8">Domaine public</text:p>
      <text:p text:style-name="P9">DÉCEMBRE 2022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rif" svg:font-family="Serif" style:font-family-generic="roman"/>
    <style:font-face style:name="Times New Roman" svg:font-family="'Times New Roman'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8.6cm" fo:page-height="18.641cm" style:num-format="1" style:print-orientation="landscape" fo:margin-top="0.319cm" fo:margin-bottom="0.319cm" fo:margin-left="0.319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1.588cm">
          <style:column style:rel-width="32767*" fo:start-indent="0cm" fo:end-indent="0.794cm"/>
          <style:column style:rel-width="32768*" fo:start-indent="0.794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7T07:21:09.809000000</meta:creation-date>
    <dc:date>2022-12-22T18:44:17.078000000</dc:date>
    <meta:editing-duration>PT3H56M25S</meta:editing-duration>
    <meta:editing-cycles>18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30" meta:word-count="44" meta:character-count="288" meta:non-whitespace-character-count="272"/>
  </office:meta>
</office:document-meta>
</file>